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92b3f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1a62f1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237735"/>
    </style:style>
    <style:style style:name="P6" style:family="paragraph" style:parent-style-name="Standard">
      <style:paragraph-properties fo:line-height="115%"/>
      <style:text-properties officeooo:paragraph-rsid="001a62f1"/>
    </style:style>
    <style:style style:name="P7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paragraph-rsid="001a62f1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paragraph-rsid="002427d5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weight="bold" officeooo:paragraph-rsid="0024e049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paragraph-rsid="001e6ee3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weight="bold" officeooo:rsid="00176f18" officeooo:paragraph-rsid="001a62f1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font-weight="bold" officeooo:rsid="000a6468" officeooo:paragraph-rsid="001a62f1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76f18" officeooo:paragraph-rsid="001a62f1"/>
    </style:style>
    <style:style style:name="P16" style:family="paragraph" style:parent-style-name="Standard">
      <style:paragraph-properties fo:line-height="115%" fo:text-align="justify" style:justify-single-word="false"/>
      <style:text-properties fo:font-weight="normal" officeooo:rsid="00176f18" officeooo:paragraph-rsid="001a62f1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weight="normal" officeooo:rsid="000a6468" officeooo:paragraph-rsid="001a62f1" style:font-weight-asian="normal" style:font-weight-complex="normal"/>
    </style:style>
    <style:style style:name="P18" style:family="paragraph" style:parent-style-name="Heading_20_1">
      <style:paragraph-properties fo:line-height="115%"/>
    </style:style>
    <style:style style:name="P19" style:family="paragraph" style:parent-style-name="Heading_20_1">
      <style:paragraph-properties fo:line-height="115%" fo:keep-with-next="always"/>
      <style:text-properties style:font-name="Liberation Sans" style:font-name-asian="Noto Sans CJK SC" style:font-name-complex="FreeSans"/>
    </style:style>
    <style:style style:name="T1" style:family="text">
      <style:text-properties officeooo:rsid="00044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f1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76f18"/>
    </style:style>
    <style:style style:name="T6" style:family="text">
      <style:text-properties officeooo:rsid="001a90fd"/>
    </style:style>
    <style:style style:name="T7" style:family="text">
      <style:text-properties officeooo:rsid="001f314c"/>
    </style:style>
    <style:style style:name="T8" style:family="text">
      <style:text-properties officeooo:rsid="001f373d"/>
    </style:style>
    <style:style style:name="T9" style:family="text">
      <style:text-properties officeooo:rsid="0021da38"/>
    </style:style>
    <style:style style:name="T10" style:family="text">
      <style:text-properties officeooo:rsid="002427d5"/>
    </style:style>
    <style:style style:name="T11" style:family="text">
      <style:text-properties officeooo:rsid="0028bdf2"/>
    </style:style>
    <style:style style:name="T12" style:family="text">
      <style:text-properties officeooo:rsid="0029878d"/>
    </style:style>
    <style:style style:name="T13" style:family="text">
      <style:text-properties officeooo:rsid="002a0fee"/>
    </style:style>
    <style:style style:name="T14" style:family="text">
      <style:text-properties officeooo:rsid="002ae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LUCAS MATHEUS BRUCE DA SILVA</text:h>
      <text:p text:style-name="P1">Endereço: R. Manoel Nunes dos Santos, nº 640, Aeroporto, Bayeux, Paraíba</text:p>
      <text:p text:style-name="P1">Telefone: +55 (83) 98881-0556 | <text:span text:style-name="T14">E-mail: </text:span>lucasmatheusbruce@gmail.com<text:span text:style-name="T14"> </text:span><text:span text:style-name="T12">| </text:span><text:a xlink:type="simple" xlink:href="https://www.linkedin.com/in/lucas-matheus-bruce-silva/" text:style-name="Internet_20_link" text:visited-style-name="Visited_20_Internet_20_Link"><text:span text:style-name="T1">LINKEDIN</text:span></text:a><text:span text:style-name="T1"> | </text:span><text:a xlink:type="simple" xlink:href="https://github.com/LucasBruce" text:style-name="Internet_20_link" text:visited-style-name="Visited_20_Internet_20_Link"><text:span text:style-name="T1">GITHUB</text:span></text:a><text:span text:style-name="T1"> </text:span>| Nacionalidade: Brasileiro</text:p>
      <text:h text:style-name="P18" text:outline-level="1">Resumo Profissional</text:h>
      <text:p text:style-name="P1">Desenvolvedor Full Stack com experiência em grandes projetos para clientes como SEFAZ e Banco do Brasil. Pós-graduado em MBA Full-Stack, atuo no desenvolvimento e modernização de sistemas web, com domínio em Angular, Java, Spring Boot e bancos relacionais. Perfil autodidata, com foco em entrega de valor e boas práticas de codificação.</text:p>
      <text:h text:style-name="P18" text:outline-level="1">Experiência Profissional</text:h>
      <text:p text:style-name="P9">Desenvolvedor Frontend – Banco do Brasil – Mar/202<text:span text:style-name="T8">2</text:span> – Atual <text:span text:style-name="T9">(via Indra)</text:span></text:p>
      <text:p text:style-name="P2"><text:span text:style-name="T7">Atuo</text:span> na migração de sistemas legados em AngularJS para Angular 12+, promovendo maior escalabilidade e performance. Desenvolvimento frontend, versionamento de código com Git, testes unitários com Jasmine e Karma. Criação de diagramas de componentes e participação em code reviews.</text:p>
      <text:p text:style-name="P2"/>
      <text:p text:style-name="P9">Desenvolvedor <text:span text:style-name="T10">Fullstack</text:span> – SEFAZ – Fev/2022 – Mar/202<text:span text:style-name="T8">2 </text:span><text:span text:style-name="T9">(via Indra)</text:span></text:p>
      <text:p text:style-name="P2">Implementei telas de consulta, alteração, homologação e cancelamento no sistema ATF (módulo de arrecadação). Utilização de Java EE, SQL, Eclipse, <text:span text:style-name="T11">html, css e </text:span>JavaScript. Contribuição com manutenção de funcionalidades críticas e ajustes de performance.</text:p>
      <text:p text:style-name="P2"/>
      <text:p text:style-name="P9">Desenvolvedor <text:span text:style-name="T10">Backend</text:span> – Indra <text:span text:style-name="T9">Interno </text:span>– Nov/2021 – Fev/2022</text:p>
      <text:p text:style-name="P5">Analista Desenvolvedor Java(Spring Boot) implementando demandas para o Datahub sistema web. Desenvolvi funcionalidades como exportação de dados em formatos Excel (.xls) e PDF, além de filtros de consulta, testes unitários com o junit5. Utilizando eclipse como IDE, implementando em uma arquitetura REST, também utilizando o elasticsearch como base de dados sendo um indexador.</text:p>
      <text:p text:style-name="P2"/>
      <text:p text:style-name="P10">Analista de Sistemas – Estágio Fábrica de Software da IESP – Fev/2017 – Mai/2017</text:p>
      <text:p text:style-name="P2">Estagiário de Analista de Sistemas para <text:span text:style-name="T6">a</text:span>nálise de requisitos, documentação dos casos de uso no padrão UML e modelagem de dados (entidade-relacionamento).</text:p>
      <text:h text:style-name="P18" text:outline-level="1">Formação Acadêmica</text:h>
      <text:p text:style-name="P12">Faculdade UNIESP – 2022 – 2023</text:p>
      <text:p text:style-name="P1">Pós-graduação MBA Full-Stack.</text:p>
      <text:p text:style-name="P1"/>
      <text:p text:style-name="P11">Faculdade IESP/FATECPB – 2014 – 2017</text:p>
      <text:p text:style-name="P1">Bacharelado em Sistemas de Informação.</text:p>
      <text:p text:style-name="P1"/>
      <text:h text:style-name="P18" text:outline-level="1"><text:soft-page-break/>Habilidades Técnicas</text:h>
      <text:p text:style-name="P7">Linguagens</text:p>
      <text:p text:style-name="P6">TypeScript, JavaScript, Java, C#, Shell Script, SQL, Sass.</text:p>
      <text:p text:style-name="P6"/>
      <text:p text:style-name="P6"><text:span text:style-name="T2">Frameworks</text:span> </text:p>
      <text:p text:style-name="P6">AngularJS, Angular 12+, NestJS, Spring Boot, Vue.js.</text:p>
      <text:p text:style-name="P6"/>
      <text:p text:style-name="P8">Ferramentas</text:p>
      <text:p text:style-name="P4">Git, VS Code, NPM, Webpack, ESLint, Prettier, Copilot.</text:p>
      <text:p text:style-name="P4"/>
      <text:p text:style-name="P4"><text:span text:style-name="T3">Testes</text:span><text:span text:style-name="T5"> </text:span></text:p>
      <text:p text:style-name="P15">Jasmine, Karma, JUnit 5.</text:p>
      <text:p text:style-name="P13"/>
      <text:p text:style-name="P13">Banco de Dados</text:p>
      <text:p text:style-name="P16">MySQL, PostgreSQL.</text:p>
      <text:p text:style-name="P13"><text:span text:style-name="T4"/></text:p>
      <text:p text:style-name="P13">Bibliotecas</text:p>
      <text:p text:style-name="P16">jsPDF, ExcelJS, PDFMake, Chart.js, RxJS.</text:p>
      <text:p text:style-name="P13"><text:span text:style-name="T4"/></text:p>
      <text:p text:style-name="P14">Metodologias</text:p>
      <text:p text:style-name="P17">Scrum, GitFlow, CI/CD, SOLID, Clean Code, POO, Design System.</text:p>
      <text:h text:style-name="P18" text:outline-level="1">Habilidades Comportamentais</text:h>
      <text:p text:style-name="P3">Sou autodidata, com grande facilidade para aprender rapidamente e em constante evolução técnica. Tenho boa organização, trabalho bem em equipe — tanto em times pequenos quanto grandes — e mantenho o foco na qualidade do que desenvolvo, realizando testes manuais rigorosos para refinar cada entrega. Possuo bom desempenho sob pressão, mas também sou produtivo em contextos mais estáveis.</text:p>
      <text:h text:style-name="P19" text:outline-level="1" text:is-list-header="true">Idiomas</text:h>
      <text:p text:style-name="P1">Inglês – Básico (leitura técnica de documentaçã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3T10:29:50.539884781</dc:date>
    <meta:editing-duration>PT2H24M19S</meta:editing-duration>
    <meta:editing-cycles>39</meta:editing-cycles>
    <meta:print-date>2025-05-03T10:24:48.192898633</meta:print-date>
    <meta:printed-by>Arquivos PDF</meta:printed-by>
    <meta:document-statistic meta:table-count="0" meta:image-count="0" meta:object-count="0" meta:page-count="2" meta:paragraph-count="40" meta:word-count="405" meta:character-count="2954" meta:non-whitespace-character-count="2568"/>
  </office:meta>
</office:document-meta>
</file>